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1" table:visibility="collapse"/>
        <table:table-column table:style-name="co2" table:default-cell-style-name="ce18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]" table:style-name="ce1">
            <text:p>3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style-name="ce1"/>
          <table:table-cell office:value-type="float" office:value="0" table:formula="of:=[.E4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style-name="ce10"/>
          <table:table-cell table:style-name="ce1"/>
          <table:table-cell office:value-type="float" office:value="0" table:formula="of:=[.E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9]" table:style-name="ce1">
            <text:p>4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10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шт</text:p>
          </table:table-cell>
          <table:table-cell office:value-type="float" office:value="3.2" table:formula="of:=[.E11]*0.4" table:style-name="ce1">
            <text:p>3,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14]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20 Ветчина Столичная Вязанка, вектор<text:s/><text:span text:style-name="T3">0.5кг</text:span>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20" table:style-name="ce10">
            <text:p>120</text:p>
          </table:table-cell>
          <table:table-cell office:value-type="string" table:style-name="ce1">
            <text:p>Традиционная</text:p>
          </table:table-cell>
          <table:table-cell office:value-type="float" office:value="120" table:formula="of:=[.E21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office:value-type="float" office:value="350" table:formula="of:=[.E22]" table:style-name="ce1">
            <text:p>3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style-name="ce1"/>
          <table:table-cell office:value-type="float" office:value="0" table:formula="of:=[.E2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35" table:style-name="ce10">
            <text:p>35</text:p>
          </table:table-cell>
          <table:table-cell table:style-name="ce1"/>
          <table:table-cell office:value-type="float" office:value="35" table:formula="of:=[.E24]" table:style-name="ce1">
            <text:p>3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5]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35" table:style-name="ce10">
            <text:p>35</text:p>
          </table:table-cell>
          <table:table-cell table:style-name="ce1"/>
          <table:table-cell office:value-type="float" office:value="35" table:formula="of:=[.E26]" table:style-name="ce1">
            <text:p>3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7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29]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2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34]" table:style-name="ce1">
            <text:p>15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36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7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60" table:style-name="ce10">
            <text:p>160</text:p>
          </table:table-cell>
          <table:table-cell table:style-name="ce1"/>
          <table:table-cell office:value-type="float" office:value="160" table:formula="of:=[.E38]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0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3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500" table:style-name="ce10">
            <text:p>1500</text:p>
          </table:table-cell>
          <table:table-cell table:style-name="ce1"/>
          <table:table-cell office:value-type="float" office:value="1500" table:formula="of:=[.E44]" table:style-name="ce1">
            <text:p>15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6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47]" table:style-name="ce1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8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7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40" table:style-name="ce10">
            <text:p>240</text:p>
          </table:table-cell>
          <table:table-cell table:style-name="ce1"/>
          <table:table-cell office:value-type="float" office:value="240" table:formula="of:=[.E52]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20" table:style-name="ce18">
            <text:p>20</text:p>
          </table:table-cell>
          <table:table-cell table:style-name="ce1"/>
          <table:table-cell office:value-type="float" office:value="20" table:formula="of:=[.E53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9"/>
          <table:table-cell office:value-type="float" office:value="0" table:formula="of:=[.C54]-[.B54]" table:style-name="ce9">
            <text:p>0</text:p>
          </table:table-cell>
          <table:table-cell office:value-type="float" office:value="50" table:style-name="ce18">
            <text:p>50</text:p>
          </table:table-cell>
          <table:table-cell table:style-name="ce1"/>
          <table:table-cell office:value-type="float" office:value="50" table:formula="of:=[.E54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19"/>
          <table:table-cell table:style-name="ce9"/>
          <table:table-cell office:value-type="float" office:value="4623" table:formula="of:=SUM([.E2:.E54])" table:style-name="ce18">
            <text:p>4623</text:p>
          </table:table-cell>
          <table:table-cell table:style-name="ce1"/>
          <table:table-cell office:value-type="float" office:value="4618.2" table:formula="of:=SUM([.G2:.G54])" table:style-name="ce18">
            <text:p>4618,2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0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9-24T08:19:28Z</dc:date>
    <meta:print-date>2024-07-02T10:41:14Z</meta:print-date>
    <meta:editing-cycles>113</meta:editing-cycles>
    <meta:editing-duration>PT136583S</meta:editing-duration>
  </office:meta>
</office:document-meta>
</file>